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2" calcext:value-type="float">
            <text:p>312</text:p>
          </table:table-cell>
          <table:table-cell table:style-name="ce9" table:formula="of:=[.C42]-[.B42]" office:value-type="float" office:value="-1" calcext:value-type="float">
            <text:p>-1</text:p>
          </table:table-cell>
          <table:table-cell table:style-name="ce12" table:formula="of:=[.C42]" office:value-type="float" office:value="312" calcext:value-type="float">
            <text:p>312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table:formula="of:=[.C42]" office:value-type="float" office:value="312" calcext:value-type="float">
            <text:p>312</text:p>
          </table:table-cell>
          <table:table-cell table:style-name="ce9" table:formula="of:=[.C43]-[.B43]" office:value-type="float" office:value="-8" calcext:value-type="float">
            <text:p>-8</text:p>
          </table:table-cell>
          <table:table-cell table:style-name="ce13" table:formula="of:=[.E42]+7" office:value-type="float" office:value="319" calcext:value-type="float">
            <text:p>319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312" calcext:value-type="float">
            <text:p>312</text:p>
          </table:table-cell>
          <table:table-cell table:style-name="ce9" table:formula="of:=[.C44]-[.B44]" office:value-type="float" office:value="-15" calcext:value-type="float">
            <text:p>-15</text:p>
          </table:table-cell>
          <table:table-cell table:style-name="ce13" table:formula="of:=[.E43]+7" office:value-type="float" office:value="326" calcext:value-type="float">
            <text:p>326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312" calcext:value-type="float">
            <text:p>312</text:p>
          </table:table-cell>
          <table:table-cell table:style-name="ce9" table:formula="of:=[.C45]-[.B45]" office:value-type="float" office:value="-22" calcext:value-type="float">
            <text:p>-22</text:p>
          </table:table-cell>
          <table:table-cell table:style-name="ce13" table:formula="of:=[.E44]+7" office:value-type="float" office:value="333" calcext:value-type="float">
            <text:p>333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312" calcext:value-type="float">
            <text:p>312</text:p>
          </table:table-cell>
          <table:table-cell table:style-name="ce9" table:formula="of:=[.C46]-[.B46]" office:value-type="float" office:value="-29" calcext:value-type="float">
            <text:p>-29</text:p>
          </table:table-cell>
          <table:table-cell table:style-name="ce13" table:formula="of:=[.E45]+7" office:value-type="float" office:value="340" calcext:value-type="float">
            <text:p>340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12" calcext:value-type="float">
            <text:p>312</text:p>
          </table:table-cell>
          <table:table-cell table:style-name="ce9" table:formula="of:=[.C47]-[.B47]" office:value-type="float" office:value="-36" calcext:value-type="float">
            <text:p>-36</text:p>
          </table:table-cell>
          <table:table-cell table:style-name="ce13" table:formula="of:=[.E46]+7" office:value-type="float" office:value="347" calcext:value-type="float">
            <text:p>347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12" calcext:value-type="float">
            <text:p>312</text:p>
          </table:table-cell>
          <table:table-cell table:style-name="ce9" table:formula="of:=[.C48]-[.B48]" office:value-type="float" office:value="-43" calcext:value-type="float">
            <text:p>-43</text:p>
          </table:table-cell>
          <table:table-cell table:style-name="ce13" table:formula="of:=[.E47]+7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12" calcext:value-type="float">
            <text:p>312</text:p>
          </table:table-cell>
          <table:table-cell table:style-name="ce9" table:formula="of:=[.C49]-[.B49]" office:value-type="float" office:value="-50" calcext:value-type="float">
            <text:p>-50</text:p>
          </table:table-cell>
          <table:table-cell table:style-name="ce13" table:formula="of:=[.E48]+7" office:value-type="float" office:value="361" calcext:value-type="float">
            <text:p>361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12" calcext:value-type="float">
            <text:p>312</text:p>
          </table:table-cell>
          <table:table-cell table:style-name="ce9" table:formula="of:=[.C50]-[.B50]" office:value-type="float" office:value="-57" calcext:value-type="float">
            <text:p>-57</text:p>
          </table:table-cell>
          <table:table-cell table:style-name="ce13" table:formula="of:=[.E49]+7" office:value-type="float" office:value="368" calcext:value-type="float">
            <text:p>368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312" calcext:value-type="float">
            <text:p>312</text:p>
          </table:table-cell>
          <table:table-cell table:style-name="ce9" table:formula="of:=[.C51]-[.B51]" office:value-type="float" office:value="-64" calcext:value-type="float">
            <text:p>-64</text:p>
          </table:table-cell>
          <table:table-cell table:style-name="ce13" table:formula="of:=[.E50]+7" office:value-type="float" office:value="375" calcext:value-type="float">
            <text:p>375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312" calcext:value-type="float">
            <text:p>312</text:p>
          </table:table-cell>
          <table:table-cell table:style-name="ce9" table:formula="of:=[.C52]-[.B52]" office:value-type="float" office:value="-71" calcext:value-type="float">
            <text:p>-71</text:p>
          </table:table-cell>
          <table:table-cell table:style-name="ce13" table:formula="of:=[.E51]+7" office:value-type="float" office:value="382" calcext:value-type="float">
            <text:p>382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312" calcext:value-type="float">
            <text:p>312</text:p>
          </table:table-cell>
          <table:table-cell table:style-name="ce9" table:formula="of:=[.C53]-[.B53]" office:value-type="float" office:value="-78" calcext:value-type="float">
            <text:p>-78</text:p>
          </table:table-cell>
          <table:table-cell table:style-name="ce13" table:formula="of:=[.E52]+7" office:value-type="float" office:value="389" calcext:value-type="float">
            <text:p>38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312" calcext:value-type="float">
            <text:p>312</text:p>
          </table:table-cell>
          <table:table-cell table:style-name="ce9" table:formula="of:=[.C54]-[.B54]" office:value-type="float" office:value="-85" calcext:value-type="float">
            <text:p>-85</text:p>
          </table:table-cell>
          <table:table-cell table:style-name="ce13" table:formula="of:=[.E53]+7" office:value-type="float" office:value="396" calcext:value-type="float">
            <text:p>396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312" calcext:value-type="float">
            <text:p>312</text:p>
          </table:table-cell>
          <table:table-cell table:style-name="ce9" table:formula="of:=[.C55]-[.B55]" office:value-type="float" office:value="-92" calcext:value-type="float">
            <text:p>-92</text:p>
          </table:table-cell>
          <table:table-cell table:style-name="ce13" table:formula="of:=[.E54]+7" office:value-type="float" office:value="403" calcext:value-type="float">
            <text:p>403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312" calcext:value-type="float">
            <text:p>312</text:p>
          </table:table-cell>
          <table:table-cell table:style-name="ce9" table:formula="of:=[.C56]-[.B56]" office:value-type="float" office:value="-99" calcext:value-type="float">
            <text:p>-99</text:p>
          </table:table-cell>
          <table:table-cell table:style-name="ce13" table:formula="of:=[.E55]+7" office:value-type="float" office:value="410" calcext:value-type="float">
            <text:p>410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312" calcext:value-type="float">
            <text:p>312</text:p>
          </table:table-cell>
          <table:table-cell table:style-name="ce9" table:formula="of:=[.C57]-[.B57]" office:value-type="float" office:value="-106" calcext:value-type="float">
            <text:p>-106</text:p>
          </table:table-cell>
          <table:table-cell table:style-name="ce13" table:formula="of:=[.E56]+7" office:value-type="float" office:value="417" calcext:value-type="float">
            <text:p>417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312" calcext:value-type="float">
            <text:p>312</text:p>
          </table:table-cell>
          <table:table-cell table:style-name="ce9" table:formula="of:=[.C58]-[.B58]" office:value-type="float" office:value="-113" calcext:value-type="float">
            <text:p>-113</text:p>
          </table:table-cell>
          <table:table-cell table:style-name="ce13" table:formula="of:=[.E57]+7" office:value-type="float" office:value="424" calcext:value-type="float">
            <text:p>424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312" calcext:value-type="float">
            <text:p>312</text:p>
          </table:table-cell>
          <table:table-cell table:style-name="ce9" table:formula="of:=[.C59]-[.B59]" office:value-type="float" office:value="-120" calcext:value-type="float">
            <text:p>-120</text:p>
          </table:table-cell>
          <table:table-cell table:style-name="ce13" table:formula="of:=[.E58]+7" office:value-type="float" office:value="431" calcext:value-type="float">
            <text:p>431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312" calcext:value-type="float">
            <text:p>312</text:p>
          </table:table-cell>
          <table:table-cell table:style-name="ce9" table:formula="of:=[.C60]-[.B60]" office:value-type="float" office:value="-127" calcext:value-type="float">
            <text:p>-127</text:p>
          </table:table-cell>
          <table:table-cell table:style-name="ce13" table:formula="of:=[.E59]+7" office:value-type="float" office:value="438" calcext:value-type="float">
            <text:p>438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312" calcext:value-type="float">
            <text:p>312</text:p>
          </table:table-cell>
          <table:table-cell table:style-name="ce9" table:formula="of:=[.C61]-[.B61]" office:value-type="float" office:value="-134" calcext:value-type="float">
            <text:p>-134</text:p>
          </table:table-cell>
          <table:table-cell table:style-name="ce13" table:formula="of:=[.E60]+7" office:value-type="float" office:value="445" calcext:value-type="float">
            <text:p>445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312" calcext:value-type="float">
            <text:p>312</text:p>
          </table:table-cell>
          <table:table-cell table:style-name="ce9" table:formula="of:=[.C62]-[.B62]" office:value-type="float" office:value="-141" calcext:value-type="float">
            <text:p>-141</text:p>
          </table:table-cell>
          <table:table-cell table:style-name="ce13" table:formula="of:=[.E61]+7" office:value-type="float" office:value="452" calcext:value-type="float">
            <text:p>452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312" calcext:value-type="float">
            <text:p>312</text:p>
          </table:table-cell>
          <table:table-cell table:style-name="ce9" table:formula="of:=[.C63]-[.B63]" office:value-type="float" office:value="-148" calcext:value-type="float">
            <text:p>-148</text:p>
          </table:table-cell>
          <table:table-cell table:style-name="ce13" table:formula="of:=[.E62]+7" office:value-type="float" office:value="459" calcext:value-type="float">
            <text:p>459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312" calcext:value-type="float">
            <text:p>312</text:p>
          </table:table-cell>
          <table:table-cell table:style-name="ce9" table:formula="of:=[.C64]-[.B64]" office:value-type="float" office:value="-155" calcext:value-type="float">
            <text:p>-155</text:p>
          </table:table-cell>
          <table:table-cell table:style-name="ce13" table:formula="of:=[.E63]+7" office:value-type="float" office:value="466" calcext:value-type="float">
            <text:p>466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312" calcext:value-type="float">
            <text:p>312</text:p>
          </table:table-cell>
          <table:table-cell table:style-name="ce9" table:formula="of:=[.C65]-[.B65]" office:value-type="float" office:value="-162" calcext:value-type="float">
            <text:p>-162</text:p>
          </table:table-cell>
          <table:table-cell table:style-name="ce13" table:formula="of:=[.E64]+7" office:value-type="float" office:value="473" calcext:value-type="float">
            <text:p>473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312" calcext:value-type="float">
            <text:p>312</text:p>
          </table:table-cell>
          <table:table-cell table:style-name="ce9" table:formula="of:=[.C66]-[.B66]" office:value-type="float" office:value="-169" calcext:value-type="float">
            <text:p>-169</text:p>
          </table:table-cell>
          <table:table-cell table:style-name="ce13" table:formula="of:=[.E65]+7" office:value-type="float" office:value="480" calcext:value-type="float">
            <text:p>480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312" calcext:value-type="float">
            <text:p>312</text:p>
          </table:table-cell>
          <table:table-cell table:style-name="ce9" table:formula="of:=[.C67]-[.B67]" office:value-type="float" office:value="-176" calcext:value-type="float">
            <text:p>-176</text:p>
          </table:table-cell>
          <table:table-cell table:style-name="ce13" table:formula="of:=[.E66]+7" office:value-type="float" office:value="487" calcext:value-type="float">
            <text:p>487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312" calcext:value-type="float">
            <text:p>312</text:p>
          </table:table-cell>
          <table:table-cell table:style-name="ce9" table:formula="of:=[.C68]-[.B68]" office:value-type="float" office:value="-183" calcext:value-type="float">
            <text:p>-183</text:p>
          </table:table-cell>
          <table:table-cell table:style-name="ce13" table:formula="of:=[.E67]+7" office:value-type="float" office:value="494" calcext:value-type="float">
            <text:p>494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312" calcext:value-type="float">
            <text:p>312</text:p>
          </table:table-cell>
          <table:table-cell table:style-name="ce9" table:formula="of:=[.C69]-[.B69]" office:value-type="float" office:value="-190" calcext:value-type="float">
            <text:p>-190</text:p>
          </table:table-cell>
          <table:table-cell table:style-name="ce13" table:formula="of:=[.E68]+7" office:value-type="float" office:value="501" calcext:value-type="float">
            <text:p>501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312" calcext:value-type="float">
            <text:p>312</text:p>
          </table:table-cell>
          <table:table-cell table:style-name="ce9" table:formula="of:=[.C70]-[.B70]" office:value-type="float" office:value="-197" calcext:value-type="float">
            <text:p>-197</text:p>
          </table:table-cell>
          <table:table-cell table:style-name="ce13" table:formula="of:=[.E69]+7" office:value-type="float" office:value="508" calcext:value-type="float">
            <text:p>508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312" calcext:value-type="float">
            <text:p>312</text:p>
          </table:table-cell>
          <table:table-cell table:style-name="ce9" table:formula="of:=[.C71]-[.B71]" office:value-type="float" office:value="-204" calcext:value-type="float">
            <text:p>-204</text:p>
          </table:table-cell>
          <table:table-cell table:style-name="ce13" table:formula="of:=[.E70]+7" office:value-type="float" office:value="515" calcext:value-type="float">
            <text:p>515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312" calcext:value-type="float">
            <text:p>312</text:p>
          </table:table-cell>
          <table:table-cell table:style-name="ce9" table:formula="of:=[.C72]-[.B72]" office:value-type="float" office:value="-211" calcext:value-type="float">
            <text:p>-211</text:p>
          </table:table-cell>
          <table:table-cell table:style-name="ce13" table:formula="of:=[.E71]+7" office:value-type="float" office:value="522" calcext:value-type="float">
            <text:p>522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312" calcext:value-type="float">
            <text:p>312</text:p>
          </table:table-cell>
          <table:table-cell table:style-name="ce9" table:formula="of:=[.C73]-[.B73]" office:value-type="float" office:value="-218" calcext:value-type="float">
            <text:p>-218</text:p>
          </table:table-cell>
          <table:table-cell table:style-name="ce13" table:formula="of:=[.E72]+7" office:value-type="float" office:value="529" calcext:value-type="float">
            <text:p>529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312" calcext:value-type="float">
            <text:p>312</text:p>
          </table:table-cell>
          <table:table-cell table:style-name="ce9" table:formula="of:=[.C74]-[.B74]" office:value-type="float" office:value="-225" calcext:value-type="float">
            <text:p>-225</text:p>
          </table:table-cell>
          <table:table-cell table:style-name="ce13" table:formula="of:=[.E73]+7" office:value-type="float" office:value="536" calcext:value-type="float">
            <text:p>536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312" calcext:value-type="float">
            <text:p>312</text:p>
          </table:table-cell>
          <table:table-cell table:style-name="ce9" table:formula="of:=[.C75]-[.B75]" office:value-type="float" office:value="-232" calcext:value-type="float">
            <text:p>-232</text:p>
          </table:table-cell>
          <table:table-cell table:style-name="ce13" table:formula="of:=[.E74]+7" office:value-type="float" office:value="543" calcext:value-type="float">
            <text:p>543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312" calcext:value-type="float">
            <text:p>312</text:p>
          </table:table-cell>
          <table:table-cell table:style-name="ce9" table:formula="of:=[.C76]-[.B76]" office:value-type="float" office:value="-239" calcext:value-type="float">
            <text:p>-239</text:p>
          </table:table-cell>
          <table:table-cell table:style-name="ce13" table:formula="of:=[.E75]+7" office:value-type="float" office:value="550" calcext:value-type="float">
            <text:p>550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312" calcext:value-type="float">
            <text:p>312</text:p>
          </table:table-cell>
          <table:table-cell table:style-name="ce9" table:formula="of:=[.C77]-[.B77]" office:value-type="float" office:value="-246" calcext:value-type="float">
            <text:p>-246</text:p>
          </table:table-cell>
          <table:table-cell table:style-name="ce13" table:formula="of:=[.E76]+7" office:value-type="float" office:value="557" calcext:value-type="float">
            <text:p>557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312" calcext:value-type="float">
            <text:p>312</text:p>
          </table:table-cell>
          <table:table-cell table:style-name="ce9" table:formula="of:=[.C78]-[.B78]" office:value-type="float" office:value="-253" calcext:value-type="float">
            <text:p>-253</text:p>
          </table:table-cell>
          <table:table-cell table:style-name="ce13" table:formula="of:=[.E77]+7" office:value-type="float" office:value="564" calcext:value-type="float">
            <text:p>564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312" calcext:value-type="float">
            <text:p>312</text:p>
          </table:table-cell>
          <table:table-cell table:style-name="ce9" table:formula="of:=[.C79]-[.B79]" office:value-type="float" office:value="-260" calcext:value-type="float">
            <text:p>-260</text:p>
          </table:table-cell>
          <table:table-cell table:style-name="ce13" table:formula="of:=[.E78]+7" office:value-type="float" office:value="571" calcext:value-type="float">
            <text:p>571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312" calcext:value-type="float">
            <text:p>312</text:p>
          </table:table-cell>
          <table:table-cell table:style-name="ce9" table:formula="of:=[.C80]-[.B80]" office:value-type="float" office:value="-267" calcext:value-type="float">
            <text:p>-267</text:p>
          </table:table-cell>
          <table:table-cell table:style-name="ce13" table:formula="of:=[.E79]+7" office:value-type="float" office:value="578" calcext:value-type="float">
            <text:p>578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312" calcext:value-type="float">
            <text:p>312</text:p>
          </table:table-cell>
          <table:table-cell table:style-name="ce9" table:formula="of:=[.C81]-[.B81]" office:value-type="float" office:value="-274" calcext:value-type="float">
            <text:p>-274</text:p>
          </table:table-cell>
          <table:table-cell table:style-name="ce13" table:formula="of:=[.E80]+7" office:value-type="float" office:value="585" calcext:value-type="float">
            <text:p>585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312" calcext:value-type="float">
            <text:p>312</text:p>
          </table:table-cell>
          <table:table-cell table:style-name="ce9" table:formula="of:=[.C82]-[.B82]" office:value-type="float" office:value="-281" calcext:value-type="float">
            <text:p>-281</text:p>
          </table:table-cell>
          <table:table-cell table:style-name="ce13" table:formula="of:=[.E81]+7" office:value-type="float" office:value="592" calcext:value-type="float">
            <text:p>592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312" calcext:value-type="float">
            <text:p>312</text:p>
          </table:table-cell>
          <table:table-cell table:style-name="ce9" table:formula="of:=[.C83]-[.B83]" office:value-type="float" office:value="-288" calcext:value-type="float">
            <text:p>-288</text:p>
          </table:table-cell>
          <table:table-cell table:style-name="ce13" table:formula="of:=[.E82]+7" office:value-type="float" office:value="599" calcext:value-type="float">
            <text:p>599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312" calcext:value-type="float">
            <text:p>312</text:p>
          </table:table-cell>
          <table:table-cell table:style-name="ce9" table:formula="of:=[.C84]-[.B84]" office:value-type="float" office:value="-295" calcext:value-type="float">
            <text:p>-295</text:p>
          </table:table-cell>
          <table:table-cell table:style-name="ce13" table:formula="of:=[.E83]+7" office:value-type="float" office:value="606" calcext:value-type="float">
            <text:p>606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312" calcext:value-type="float">
            <text:p>312</text:p>
          </table:table-cell>
          <table:table-cell table:style-name="ce9" table:formula="of:=[.C85]-[.B85]" office:value-type="float" office:value="-302" calcext:value-type="float">
            <text:p>-302</text:p>
          </table:table-cell>
          <table:table-cell table:style-name="ce13" table:formula="of:=[.E84]+7" office:value-type="float" office:value="613" calcext:value-type="float">
            <text:p>613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312" calcext:value-type="float">
            <text:p>312</text:p>
          </table:table-cell>
          <table:table-cell table:style-name="ce9" table:formula="of:=[.C86]-[.B86]" office:value-type="float" office:value="-309" calcext:value-type="float">
            <text:p>-309</text:p>
          </table:table-cell>
          <table:table-cell table:style-name="ce13" table:formula="of:=[.E85]+7" office:value-type="float" office:value="620" calcext:value-type="float">
            <text:p>620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312" calcext:value-type="float">
            <text:p>312</text:p>
          </table:table-cell>
          <table:table-cell table:style-name="ce9" table:formula="of:=[.C87]-[.B87]" office:value-type="float" office:value="-316" calcext:value-type="float">
            <text:p>-316</text:p>
          </table:table-cell>
          <table:table-cell table:style-name="ce13" table:formula="of:=[.E86]+7" office:value-type="float" office:value="627" calcext:value-type="float">
            <text:p>627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312" calcext:value-type="float">
            <text:p>312</text:p>
          </table:table-cell>
          <table:table-cell table:style-name="ce9" table:formula="of:=[.C88]-[.B88]" office:value-type="float" office:value="-323" calcext:value-type="float">
            <text:p>-323</text:p>
          </table:table-cell>
          <table:table-cell table:style-name="ce13" table:formula="of:=[.E87]+7" office:value-type="float" office:value="634" calcext:value-type="float">
            <text:p>634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312" calcext:value-type="float">
            <text:p>312</text:p>
          </table:table-cell>
          <table:table-cell table:style-name="ce9" table:formula="of:=[.C89]-[.B89]" office:value-type="float" office:value="-330" calcext:value-type="float">
            <text:p>-330</text:p>
          </table:table-cell>
          <table:table-cell table:style-name="ce13" table:formula="of:=[.E88]+7" office:value-type="float" office:value="641" calcext:value-type="float">
            <text:p>641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312" calcext:value-type="float">
            <text:p>312</text:p>
          </table:table-cell>
          <table:table-cell table:style-name="ce9" table:formula="of:=[.C90]-[.B90]" office:value-type="float" office:value="-337" calcext:value-type="float">
            <text:p>-337</text:p>
          </table:table-cell>
          <table:table-cell table:style-name="ce13" table:formula="of:=[.E89]+7" office:value-type="float" office:value="648" calcext:value-type="float">
            <text:p>648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312" calcext:value-type="float">
            <text:p>312</text:p>
          </table:table-cell>
          <table:table-cell table:style-name="ce9" table:formula="of:=[.C91]-[.B91]" office:value-type="float" office:value="-344" calcext:value-type="float">
            <text:p>-344</text:p>
          </table:table-cell>
          <table:table-cell table:style-name="ce13" table:formula="of:=[.E90]+7" office:value-type="float" office:value="655" calcext:value-type="float">
            <text:p>655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312" calcext:value-type="float">
            <text:p>312</text:p>
          </table:table-cell>
          <table:table-cell table:style-name="ce9" table:formula="of:=[.C92]-[.B92]" office:value-type="float" office:value="-351" calcext:value-type="float">
            <text:p>-351</text:p>
          </table:table-cell>
          <table:table-cell table:style-name="ce13" table:formula="of:=[.E91]+7" office:value-type="float" office:value="662" calcext:value-type="float">
            <text:p>662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312" calcext:value-type="float">
            <text:p>312</text:p>
          </table:table-cell>
          <table:table-cell table:style-name="ce9" table:formula="of:=[.C93]-[.B93]" office:value-type="float" office:value="-358" calcext:value-type="float">
            <text:p>-358</text:p>
          </table:table-cell>
          <table:table-cell table:style-name="ce13" table:formula="of:=[.E92]+7" office:value-type="float" office:value="669" calcext:value-type="float">
            <text:p>669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312" calcext:value-type="float">
            <text:p>312</text:p>
          </table:table-cell>
          <table:table-cell table:style-name="ce9" table:formula="of:=[.C94]-[.B94]" office:value-type="float" office:value="-365" calcext:value-type="float">
            <text:p>-365</text:p>
          </table:table-cell>
          <table:table-cell table:style-name="ce13" table:formula="of:=[.E93]+7" office:value-type="float" office:value="676" calcext:value-type="float">
            <text:p>676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312" calcext:value-type="float">
            <text:p>312</text:p>
          </table:table-cell>
          <table:table-cell table:style-name="ce9" table:formula="of:=[.C95]-[.B95]" office:value-type="float" office:value="-372" calcext:value-type="float">
            <text:p>-372</text:p>
          </table:table-cell>
          <table:table-cell table:style-name="ce13" table:formula="of:=[.E94]+7" office:value-type="float" office:value="683" calcext:value-type="float">
            <text:p>683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312" calcext:value-type="float">
            <text:p>312</text:p>
          </table:table-cell>
          <table:table-cell table:style-name="ce9" table:formula="of:=[.C96]-[.B96]" office:value-type="float" office:value="-379" calcext:value-type="float">
            <text:p>-379</text:p>
          </table:table-cell>
          <table:table-cell table:style-name="ce13" table:formula="of:=[.E95]+7" office:value-type="float" office:value="690" calcext:value-type="float">
            <text:p>690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312" calcext:value-type="float">
            <text:p>312</text:p>
          </table:table-cell>
          <table:table-cell table:style-name="ce9" table:formula="of:=[.C97]-[.B97]" office:value-type="float" office:value="-386" calcext:value-type="float">
            <text:p>-386</text:p>
          </table:table-cell>
          <table:table-cell table:style-name="ce13" table:formula="of:=[.E96]+7" office:value-type="float" office:value="697" calcext:value-type="float">
            <text:p>697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312" calcext:value-type="float">
            <text:p>312</text:p>
          </table:table-cell>
          <table:table-cell table:style-name="ce9" table:formula="of:=[.C98]-[.B98]" office:value-type="float" office:value="-393" calcext:value-type="float">
            <text:p>-393</text:p>
          </table:table-cell>
          <table:table-cell table:style-name="ce13" table:formula="of:=[.E97]+7" office:value-type="float" office:value="704" calcext:value-type="float">
            <text:p>704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312" calcext:value-type="float">
            <text:p>312</text:p>
          </table:table-cell>
          <table:table-cell table:style-name="ce9" table:formula="of:=[.C99]-[.B99]" office:value-type="float" office:value="-400" calcext:value-type="float">
            <text:p>-400</text:p>
          </table:table-cell>
          <table:table-cell table:style-name="ce13" table:formula="of:=[.E98]+7" office:value-type="float" office:value="711" calcext:value-type="float">
            <text:p>711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312" calcext:value-type="float">
            <text:p>312</text:p>
          </table:table-cell>
          <table:table-cell table:style-name="ce9" table:formula="of:=[.C100]-[.B100]" office:value-type="float" office:value="-407" calcext:value-type="float">
            <text:p>-407</text:p>
          </table:table-cell>
          <table:table-cell table:style-name="ce13" table:formula="of:=[.E99]+7" office:value-type="float" office:value="718" calcext:value-type="float">
            <text:p>718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 style:data-style-name="N2" text:time-value="0000-00-00T00:00:03.865139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15T23:38:59.454533727</dc:date>
    <dc:creator>Piotr </dc:creator>
    <meta:editing-duration>PT17H2S</meta:editing-duration>
    <meta:editing-cycles>48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12">
                <text:p>312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27">
                <text:p>32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34">
                <text:p>33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41">
                <text:p>34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48">
                <text:p>34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55">
                <text:p>35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62">
                <text:p>36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69">
                <text:p>36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76">
                <text:p>37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83">
                <text:p>38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312">
                <text:p>312</text:p>
              </table:table-cell>
              <table:table-cell office:value-type="float" office:value="390">
                <text:p>3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397">
                <text:p>39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404">
                <text:p>40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411">
                <text:p>4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418">
                <text:p>41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425">
                <text:p>42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432">
                <text:p>43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439">
                <text:p>43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446">
                <text:p>44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453">
                <text:p>45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312">
                <text:p>312</text:p>
              </table:table-cell>
              <table:table-cell office:value-type="float" office:value="460">
                <text:p>46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467">
                <text:p>4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474">
                <text:p>47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481">
                <text:p>48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488">
                <text:p>48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495">
                <text:p>49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502">
                <text:p>50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509">
                <text:p>50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516">
                <text:p>51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523">
                <text:p>5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312">
                <text:p>312</text:p>
              </table:table-cell>
              <table:table-cell office:value-type="float" office:value="530">
                <text:p>53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537">
                <text:p>53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544">
                <text:p>54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551">
                <text:p>55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558">
                <text:p>55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565">
                <text:p>56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572">
                <text:p>57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579">
                <text:p>57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586">
                <text:p>58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312">
                <text:p>312</text:p>
              </table:table-cell>
              <table:table-cell office:value-type="float" office:value="600">
                <text:p>6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07">
                <text:p>60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14">
                <text:p>61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21">
                <text:p>62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28">
                <text:p>6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35">
                <text:p>63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42">
                <text:p>64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49">
                <text:p>64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56">
                <text:p>65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63">
                <text:p>66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312">
                <text:p>312</text:p>
              </table:table-cell>
              <table:table-cell office:value-type="float" office:value="670">
                <text:p>67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312">
                <text:p>312</text:p>
              </table:table-cell>
              <table:table-cell office:value-type="float" office:value="677">
                <text:p>67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312">
                <text:p>312</text:p>
              </table:table-cell>
              <table:table-cell office:value-type="float" office:value="684">
                <text:p>68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312">
                <text:p>312</text:p>
              </table:table-cell>
              <table:table-cell office:value-type="float" office:value="691">
                <text:p>69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312">
                <text:p>312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312">
                <text:p>312</text:p>
              </table:table-cell>
              <table:table-cell office:value-type="float" office:value="705">
                <text:p>70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312">
                <text:p>312</text:p>
              </table:table-cell>
              <table:table-cell office:value-type="float" office:value="712">
                <text:p>71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312">
                <text:p>312</text:p>
              </table:table-cell>
              <table:table-cell office:value-type="float" office:value="719">
                <text:p>719</text:p>
              </table:table-cell>
              <table:table-cell office:value-type="float" office:value="718">
                <text:p>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